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88.06pt"/>
    </style:style>
    <style:style style:name="co13" style:family="table-column">
      <style:table-column-properties fo:break-before="auto" style:column-width="514.06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39" calcext:value-type="float">
            <text:p>1322742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0" calcext:value-type="float">
            <text:p>1322742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1" calcext:value-type="float">
            <text:p>1322742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2" calcext:value-type="float">
            <text:p>1322742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3" calcext:value-type="float">
            <text:p>1322742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4" calcext:value-type="float">
            <text:p>132274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5" calcext:value-type="float">
            <text:p>1322742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6" calcext:value-type="float">
            <text:p>1322742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7" calcext:value-type="float">
            <text:p>1322742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8" calcext:value-type="float">
            <text:p>1322742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49" calcext:value-type="float">
            <text:p>1322742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1" calcext:value-type="float">
            <text:p>1322742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2" calcext:value-type="float">
            <text:p>132274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3" calcext:value-type="float">
            <text:p>1322742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4" calcext:value-type="float">
            <text:p>1322742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5" calcext:value-type="float">
            <text:p>1322742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6" calcext:value-type="float">
            <text:p>132274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7" calcext:value-type="float">
            <text:p>1322742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10-10" calcext:value-type="date">
            <text:p>2018-10-10</text:p>
          </table:table-cell>
          <table:table-cell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Duplicate with Whitlock CR 1994; ref added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8" calcext:value-type="float">
            <text:p>1322742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59" calcext:value-type="float">
            <text:p>1322742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0" calcext:value-type="float">
            <text:p>132274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1" calcext:value-type="float">
            <text:p>1322742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2" calcext:value-type="float">
            <text:p>1322742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3" calcext:value-type="float">
            <text:p>13227426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5" calcext:value-type="float">
            <text:p>1322742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6" calcext:value-type="float">
            <text:p>1322742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8" calcext:value-type="float">
            <text:p>1322742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69" calcext:value-type="float">
            <text:p>132274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0" calcext:value-type="float">
            <text:p>1322742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1" calcext:value-type="float">
            <text:p>132274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2" calcext:value-type="float">
            <text:p>1322742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3" calcext:value-type="float">
            <text:p>1322742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5" calcext:value-type="float">
            <text:p>1322742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7" calcext:value-type="float">
            <text:p>132274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274278" calcext:value-type="float">
            <text:p>132274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s://search.ebscohost.com/login.aspx?direct=true&amp;db=cat00456a&amp;AN=ua.1016924&amp;site=eds-live&amp;scope=site&amp;custid=s4594951&amp;groupid=main&amp;profid=eds&amp;authtype=ip,guest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8" calcext:value-type="float">
            <text:p>13242773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39" calcext:value-type="float">
            <text:p>13242773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0" calcext:value-type="float">
            <text:p>13242774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1" calcext:value-type="float">
            <text:p>1324277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2" calcext:value-type="float">
            <text:p>13242774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3" calcext:value-type="float">
            <text:p>13242774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4" calcext:value-type="float">
            <text:p>13242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5" calcext:value-type="float">
            <text:p>13242774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6" calcext:value-type="float">
            <text:p>13242774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7" calcext:value-type="float">
            <text:p>13242774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8" calcext:value-type="float">
            <text:p>1324277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49" calcext:value-type="float">
            <text:p>13242774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0" calcext:value-type="float">
            <text:p>13242775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1" calcext:value-type="float">
            <text:p>13242775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2" calcext:value-type="float">
            <text:p>1324277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3" calcext:value-type="float">
            <text:p>13242775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4" calcext:value-type="float">
            <text:p>13242775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5" calcext:value-type="float">
            <text:p>132427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6" calcext:value-type="float">
            <text:p>1324277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7" calcext:value-type="float">
            <text:p>13242775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8" calcext:value-type="float">
            <text:p>1324277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59" calcext:value-type="float">
            <text:p>13242775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0" calcext:value-type="float">
            <text:p>13242776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1" calcext:value-type="float">
            <text:p>1324277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2" calcext:value-type="float">
            <text:p>13242776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4" calcext:value-type="float">
            <text:p>13242776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5" calcext:value-type="float">
            <text:p>13242776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6" calcext:value-type="float">
            <text:p>13242776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7" calcext:value-type="float">
            <text:p>13242776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8" calcext:value-type="float">
            <text:p>1324277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69" calcext:value-type="float">
            <text:p>1324277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0" calcext:value-type="float">
            <text:p>13242777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1" calcext:value-type="float">
            <text:p>1324277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2" calcext:value-type="float">
            <text:p>1324277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3" calcext:value-type="float">
            <text:p>13242777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4" calcext:value-type="float">
            <text:p>13242777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5" calcext:value-type="float">
            <text:p>13242777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8" calcext:value-type="float">
            <text:p>1324277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79" calcext:value-type="float">
            <text:p>13242777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0" calcext:value-type="float">
            <text:p>13242778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1" calcext:value-type="float">
            <text:p>132427781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2" calcext:value-type="float">
            <text:p>132427782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3" calcext:value-type="float">
            <text:p>132427783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4" calcext:value-type="float">
            <text:p>132427784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5" calcext:value-type="float">
            <text:p>132427785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6" calcext:value-type="float">
            <text:p>132427786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7" calcext:value-type="float">
            <text:p>132427787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8" calcext:value-type="float">
            <text:p>132427788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89" calcext:value-type="float">
            <text:p>132427789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s://search.ebscohost.com/login.aspx?direct=true&amp;db=cat00456a&amp;AN=ua.1053962&amp;site=eds-live&amp;scope=site&amp;custid=s4594951&amp;groupid=main&amp;profid=eds&amp;authtype=ip,guest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18-03-17" calcext:value-type="date">
            <text:p>2018-03-17</text:p>
          </table:table-cell>
          <table:table-cell office:value-type="float" office:value="132427790" calcext:value-type="float">
            <text:p>132427790</text:p>
          </table:table-cell>
          <table:table-cell office:value-type="string" calcext:value-type="string">
            <text:p>No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s://search.ebscohost.com/login.aspx?direct=true&amp;db=cat00456a&amp;AN=ua.849024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s://search.ebscohost.com/login.aspx?direct=true&amp;db=cat00456a&amp;AN=ua.823118&amp;site=eds-live&amp;scope=site&amp;custid=s4594951&amp;groupid=main&amp;profid=eds&amp;authtype=ip,guest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s://search.ebscohost.com/login.aspx?direct=true&amp;db=cat00456a&amp;AN=ua.1128100&amp;site=eds-live&amp;scope=site&amp;custid=s4594951&amp;groupid=main&amp;profid=eds&amp;authtype=ip,guest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number-columns-repeated="1016"/>
        </table:table-row>
        <table:table-row table:style-name="ro5" table:number-rows-repeated="1047912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664:Sheet1.B1048576 Sheet1.B1:Sheet1.B370 Sheet1.B372:Sheet1.B378 Sheet1.B392:Sheet1.B464 Sheet1.B476:Sheet1.B506 Sheet1.B511:Sheet1.B558 Sheet1.B577:Sheet1.B616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8">00/00/0000</text:date>, <text:time style:data-style-name="N2" text:time-value="15:31:48.8554387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1-28T15:35:45.809550868</dc:date>
    <meta:generator>LibreOffice/6.0.7.3$Linux_X86_64 LibreOffice_project/00m0$Build-3</meta:generator>
    <meta:editing-duration>PT2H8M38S</meta:editing-duration>
    <meta:editing-cycles>35</meta:editing-cycles>
    <meta:document-statistic meta:table-count="1" meta:cell-count="6820" meta:object-count="0"/>
    <meta:user-defined meta:name="AppVersion">16.0300</meta:user-defined>
    <meta:user-defined meta:name="Company">University Libraries</meta:user-defined>
  </office:meta>
</office:document-meta>
</file>